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 style:master-page-name="">
      <style:table-properties style:width="7in" fo:margin-top="0in" fo:margin-bottom="0in" style:page-number="auto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021in"/>
    </style:style>
    <style:style style:name="Table1.C" style:family="table-column">
      <style:table-column-properties style:column-width="0.999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transparent" fo:padding-left="0.0403in" fo:padding-right="0.0403in" fo:padding-top="0.0201in" fo:padding-bottom="0.0201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403in" fo:padding-right="0.0403in" fo:padding-top="0.0201in" fo:padding-bottom="0.0201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7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Table_20_Contents">
      <style:paragraph-properties fo:orphans="0" fo:widows="0"/>
      <style:text-properties fo:color="#000000" loext:opacity="100%" fo:font-size="11pt" style:font-size-asian="11pt" style:font-size-complex="11pt"/>
    </style:style>
    <style:style style:name="P2" style:family="paragraph" style:parent-style-name="Table_20_Contents">
      <style:paragraph-properties fo:orphans="0" fo:widows="0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color="#000000" loext:opacity="100%" fo:font-size="11pt" style:font-size-asian="11pt" style:font-size-complex="11pt"/>
    </style:style>
    <style:style style:name="P4" style:family="paragraph" style:parent-style-name="Body_20_A">
      <style:paragraph-properties fo:text-align="center" style:justify-single-word="false" fo:orphans="0" fo:widows="0"/>
      <style:text-properties fo:color="#000000" loext:opacity="100%" fo:font-size="11pt" fo:font-weight="bold" officeooo:rsid="00cd4ec6" officeooo:paragraph-rsid="00cd4ec6" style:font-size-asian="11pt" style:font-weight-asian="bold" style:font-size-complex="11pt" style:font-weight-complex="bold"/>
    </style:style>
    <style:style style:name="P5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Body_20_A">
      <style:paragraph-properties fo:orphans="0" fo:widows="0"/>
      <style:text-properties fo:font-size="11pt" style:font-size-asian="11pt" style:font-size-complex="11pt"/>
    </style:style>
    <style:style style:name="P7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Body_20_A">
      <style:paragraph-properties fo:orphans="0" fo:widows="0" fo:keep-with-next="always"/>
      <style:text-properties fo:font-size="11pt" fo:language="en" fo:country="US" fo:font-weight="bold" officeooo:rsid="00268b06" officeooo:paragraph-rsid="00268b06" fo:background-color="transparent" style:font-size-asian="11pt" style:font-weight-asian="bold" style:font-size-complex="11pt" style:font-weight-complex="bold"/>
    </style:style>
    <style:style style:name="P9" style:family="paragraph" style:parent-style-name="Body_20_A">
      <style:paragraph-properties fo:text-align="center" style:justify-single-word="false" fo:orphans="0" fo:widows="0" fo:keep-with-next="always"/>
      <style:text-properties fo:font-size="11pt" fo:language="en" fo:country="US" fo:font-weight="bold" officeooo:rsid="00cc75fd" officeooo:paragraph-rsid="00cc75fd" fo:background-color="transparent" style:font-size-asian="11pt" style:font-weight-asian="bold" style:font-size-complex="11pt" style:font-weight-complex="bold"/>
    </style:style>
    <style:style style:name="P10" style:family="paragraph" style:parent-style-name="Body">
      <style:paragraph-properties fo:margin-left="0.0752in" fo:margin-right="0in" fo:orphans="0" fo:widows="0" fo:text-indent="-0.0752in" style:auto-text-indent="false"/>
    </style:style>
    <style:style style:name="P11" style:family="paragraph" style:parent-style-name="Body_20_A">
      <style:text-properties fo:color="#000000" loext:opacity="100%" style:text-outline="false" fo:font-size="9.5pt" fo:language="en" fo:country="US" style:text-underline-style="none" officeooo:paragraph-rsid="005df6c3" fo:background-color="transparent" style:font-size-asian="9.5pt" style:font-size-complex="9.5pt"/>
    </style:style>
    <style:style style:name="P12" style:family="paragraph" style:parent-style-name="Body_20_A">
      <style:paragraph-properties fo:orphans="0" fo:widows="0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13" style:family="paragraph" style:parent-style-name="Body_20_A">
      <style:text-properties fo:color="#000000" loext:opacity="100%" style:text-outline="false" fo:font-size="9.5pt" fo:language="en" fo:country="US" fo:font-weight="bold" fo:background-color="transparent" style:font-size-asian="9.5pt" style:font-weight-asian="bold" style:font-size-complex="9.5pt" style:font-weight-complex="bold"/>
    </style:style>
    <style:style style:name="P14" style:family="paragraph" style:parent-style-name="Body_20_A"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15" style:family="paragraph" style:parent-style-name="Body_20_A">
      <style:paragraph-properties fo:orphans="0" fo:widows="0"/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16" style:family="paragraph" style:parent-style-name="Body_20_A">
      <style:text-properties fo:color="#000000" loext:opacity="100%" fo:font-size="9.5pt" fo:language="en" fo:country="US" fo:font-weight="bold" officeooo:rsid="001e0bfc" fo:background-color="transparent" style:font-size-asian="9.5pt" style:font-weight-asian="bold" style:font-size-complex="9.5pt" style:font-weight-complex="bold"/>
    </style:style>
    <style:style style:name="P17" style:family="paragraph" style:parent-style-name="Body_20_A">
      <style:text-properties fo:color="#000000" loext:opacity="100%" fo:font-size="9.5pt" fo:language="en" fo:country="US" officeooo:paragraph-rsid="00d13b9a" fo:background-color="transparent" style:font-size-asian="9.5pt" style:font-size-complex="9.5pt"/>
    </style:style>
    <style:style style:name="P18" style:family="paragraph" style:parent-style-name="Body_20_A">
      <style:text-properties fo:color="#000000" loext:opacity="100%" fo:font-size="9.5pt" fo:language="en" fo:country="US" officeooo:paragraph-rsid="00e149fa" fo:background-color="transparent" style:font-size-asian="9.5pt" style:font-size-complex="9.5pt"/>
    </style:style>
    <style:style style:name="P19" style:family="paragraph" style:parent-style-name="Body_20_A">
      <style:paragraph-properties fo:orphans="0" fo:widows="0"/>
      <style:text-properties fo:color="#000000" loext:opacity="100%" fo:font-size="9.5pt" fo:language="en" fo:country="US" fo:font-style="normal" style:text-underline-style="none" fo:font-weight="normal" officeooo:rsid="005e432a" officeooo:paragraph-rsid="008fad9a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20" style:family="paragraph" style:parent-style-name="Body_20_A">
      <style:paragraph-properties fo:orphans="0" fo:widows="0"/>
      <style:text-properties fo:color="#000000" loext:opacity="100%" fo:font-size="9.5pt" fo:language="en" fo:country="US" fo:font-style="normal" style:text-underline-style="none" fo:font-weight="normal" officeooo:rsid="009ee3f0" officeooo:paragraph-rsid="00a1836c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21" style:family="paragraph" style:parent-style-name="Body_20_A">
      <style:paragraph-properties fo:text-align="start" style:justify-single-word="false" fo:orphans="0" fo:widows="0"/>
      <style:text-properties fo:color="#000000" loext:opacity="100%" fo:font-size="9.5pt" fo:language="en" fo:country="US" fo:font-style="normal" style:text-underline-style="none" officeooo:rsid="002f0fa1" officeooo:paragraph-rsid="004e99c7" fo:background-color="transparent" style:font-size-asian="9.5pt" style:font-style-asian="normal" style:font-size-complex="9.5pt" style:font-style-complex="normal"/>
    </style:style>
    <style:style style:name="P22" style:family="paragraph" style:parent-style-name="Body_20_A">
      <style:paragraph-properties fo:text-align="start" style:justify-single-word="false" fo:orphans="0" fo:widows="0"/>
      <style:text-properties fo:color="#000000" loext:opacity="100%" fo:font-size="9.5pt" fo:language="en" fo:country="US" fo:font-style="normal" style:text-underline-style="none" officeooo:rsid="004e99c7" officeooo:paragraph-rsid="004e99c7" fo:background-color="transparent" style:font-size-asian="9.5pt" style:font-style-asian="normal" style:font-size-complex="9.5pt" style:font-style-complex="normal"/>
    </style:style>
    <style:style style:name="P23" style:family="paragraph" style:parent-style-name="Body_20_A">
      <style:text-properties fo:color="#000000" loext:opacity="100%" fo:font-size="9.5pt" style:font-size-asian="9.5pt" style:font-size-complex="9.5pt"/>
    </style:style>
    <style:style style:name="P24" style:family="paragraph" style:parent-style-name="Body_20_A">
      <style:text-properties fo:color="#000000" loext:opacity="100%" fo:font-size="9.5pt" officeooo:paragraph-rsid="005c284a" style:font-size-asian="9.5pt" style:font-size-complex="9.5pt"/>
    </style:style>
    <style:style style:name="P25" style:family="paragraph" style:parent-style-name="Body_20_A">
      <style:text-properties fo:color="#000000" loext:opacity="100%" fo:font-size="9.5pt" officeooo:paragraph-rsid="00c1c699" style:font-size-asian="9.5pt" style:font-size-complex="9.5pt"/>
    </style:style>
    <style:style style:name="P26" style:family="paragraph" style:parent-style-name="Body_20_A">
      <style:text-properties fo:color="#000000" loext:opacity="100%" fo:font-size="9.5pt" officeooo:paragraph-rsid="0072cc5e" style:font-size-asian="9.5pt" style:font-size-complex="9.5pt"/>
    </style:style>
    <style:style style:name="P27" style:family="paragraph" style:parent-style-name="Body_20_A">
      <style:text-properties fo:color="#000000" loext:opacity="100%" fo:font-size="9.5pt" officeooo:paragraph-rsid="0079baa1" style:font-size-asian="9.5pt" style:font-size-complex="9.5pt"/>
    </style:style>
    <style:style style:name="P28" style:family="paragraph" style:parent-style-name="Body_20_A">
      <style:text-properties fo:color="#000000" loext:opacity="100%" fo:font-size="9.5pt" officeooo:paragraph-rsid="008fad9a" style:font-size-asian="9.5pt" style:font-size-complex="9.5pt"/>
    </style:style>
    <style:style style:name="P29" style:family="paragraph" style:parent-style-name="Body_20_A">
      <style:text-properties fo:color="#000000" loext:opacity="100%" fo:font-size="9.5pt" officeooo:paragraph-rsid="00d13b9a" style:font-size-asian="9.5pt" style:font-size-complex="9.5pt"/>
    </style:style>
    <style:style style:name="P30" style:family="paragraph" style:parent-style-name="Body_20_A">
      <style:text-properties fo:color="#000000" loext:opacity="100%" fo:font-size="9.5pt" officeooo:paragraph-rsid="007cf03f" style:font-size-asian="9.5pt" style:font-size-complex="9.5pt"/>
    </style:style>
    <style:style style:name="P31" style:family="paragraph" style:parent-style-name="Body_20_A">
      <style:text-properties fo:color="#000000" loext:opacity="100%" fo:font-size="9.5pt" officeooo:paragraph-rsid="00b86350" style:font-size-asian="9.5pt" style:font-size-complex="9.5pt"/>
    </style:style>
    <style:style style:name="P32" style:family="paragraph" style:parent-style-name="Body_20_A">
      <style:text-properties fo:color="#000000" loext:opacity="100%" fo:font-size="9.5pt" officeooo:rsid="00b86350" officeooo:paragraph-rsid="00b86350" style:font-size-asian="9.5pt" style:font-size-complex="9.5pt"/>
    </style:style>
    <style:style style:name="P33" style:family="paragraph" style:parent-style-name="Body_20_A">
      <style:paragraph-properties fo:orphans="0" fo:widows="0"/>
      <style:text-properties fo:color="#000000" loext:opacity="100%" fo:font-size="9.5pt" style:font-size-asian="9.5pt" style:font-size-complex="9.5pt"/>
    </style:style>
    <style:style style:name="P34" style:family="paragraph" style:parent-style-name="Body_20_A">
      <style:paragraph-properties fo:orphans="0" fo:widows="0"/>
      <style:text-properties fo:color="#000000" loext:opacity="100%" fo:font-size="9.5pt" officeooo:paragraph-rsid="00e2b493" style:font-size-asian="9.5pt" style:font-size-complex="9.5pt"/>
    </style:style>
    <style:style style:name="P35" style:family="paragraph" style:parent-style-name="Body_20_A">
      <style:text-properties fo:color="#000000" loext:opacity="100%" fo:font-size="9.5pt" officeooo:paragraph-rsid="0065fd9c" style:font-size-asian="9.5pt" style:font-size-complex="9.5pt"/>
    </style:style>
    <style:style style:name="P36" style:family="paragraph" style:parent-style-name="Body_20_A">
      <style:text-properties fo:color="#000000" loext:opacity="100%" fo:font-size="9.5pt" officeooo:paragraph-rsid="009a540c" style:font-size-asian="9.5pt" style:font-size-complex="9.5pt"/>
    </style:style>
    <style:style style:name="P37" style:family="paragraph" style:parent-style-name="Body_20_A">
      <style:text-properties fo:color="#000000" loext:opacity="100%" fo:font-size="9.5pt" fo:font-weight="bold" style:font-size-asian="9.5pt" style:font-weight-asian="bold" style:font-size-complex="9.5pt" style:font-weight-complex="bold"/>
    </style:style>
    <style:style style:name="P38" style:family="paragraph" style:parent-style-name="Body_20_A">
      <style:text-properties fo:color="#000000" loext:opacity="100%" fo:font-size="9.5pt" fo:font-weight="bold" officeooo:paragraph-rsid="005c284a" style:font-size-asian="9.5pt" style:font-weight-asian="bold" style:font-size-complex="9.5pt" style:font-weight-complex="bold"/>
    </style:style>
    <style:style style:name="P39" style:family="paragraph" style:parent-style-name="Body_20_A">
      <style:paragraph-properties fo:orphans="0" fo:widows="0"/>
      <style:text-properties fo:color="#000000" loext:opacity="100%" fo:font-size="9.5pt" fo:font-weight="normal" officeooo:rsid="005d64df" officeooo:paragraph-rsid="00a1836c" style:font-size-asian="9.5pt" style:font-weight-asian="normal" style:font-size-complex="9.5pt" style:font-weight-complex="normal"/>
    </style:style>
    <style:style style:name="P40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9.5pt" fo:letter-spacing="normal" fo:language="en" fo:country="US" fo:font-style="normal" style:text-underline-style="none" fo:font-weight="normal" officeooo:rsid="00bd630a" officeooo:paragraph-rsid="00bd630a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41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fo:font-size="9.5pt" fo:letter-spacing="normal" fo:language="en" fo:country="US" fo:font-style="normal" style:text-underline-style="none" fo:font-weight="normal" officeooo:rsid="0080a566" officeooo:paragraph-rsid="007cf03f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42" style:family="paragraph" style:parent-style-name="Body_20_A">
      <style:text-properties fo:font-variant="normal" fo:text-transform="none" fo:color="#000000" loext:opacity="100%" style:text-line-through-style="none" style:text-line-through-type="none" fo:font-size="9.5pt" fo:language="en" fo:country="US" fo:font-style="normal" style:text-underline-style="none" fo:font-weight="bold" officeooo:rsid="009a540c" officeooo:paragraph-rsid="009a540c" style:text-blinking="false" fo:background-color="transparent" style:font-size-asian="9.5pt" style:font-style-asian="normal" style:font-weight-asian="bold" style:font-size-complex="9.5pt" style:font-weight-complex="bold"/>
    </style:style>
    <style:style style:name="P43" style:family="paragraph" style:parent-style-name="Body_20_A">
      <style:text-properties fo:font-size="9.5pt" fo:font-weight="normal" officeooo:rsid="00a9f019" officeooo:paragraph-rsid="00a1836c" style:font-size-asian="9.5pt" style:font-weight-asian="normal" style:font-size-complex="9.5pt" style:font-weight-complex="normal"/>
    </style:style>
    <style:style style:name="P44" style:family="paragraph" style:parent-style-name="Body_20_A">
      <style:text-properties fo:font-size="9.5pt" fo:font-weight="normal" officeooo:rsid="005d64df" officeooo:paragraph-rsid="00a1836c" style:font-size-asian="9.5pt" style:font-weight-asian="normal" style:font-size-complex="9.5pt" style:font-weight-complex="normal"/>
    </style:style>
    <style:style style:name="P45" style:family="paragraph" style:parent-style-name="Body_20_A">
      <style:text-properties fo:font-size="9.5pt" officeooo:rsid="005db72c" officeooo:paragraph-rsid="00a1836c" style:font-size-asian="9.5pt" style:font-size-complex="9.5pt"/>
    </style:style>
    <style:style style:name="P4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style:font-size-asian="9.5pt" style:font-size-complex="9.5pt"/>
    </style:style>
    <style:style style:name="P4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7b09c4" style:font-size-asian="9.5pt" style:font-size-complex="9.5pt"/>
    </style:style>
    <style:style style:name="P4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d13b9a" style:font-size-asian="9.5pt" style:font-size-complex="9.5pt"/>
    </style:style>
    <style:style style:name="P4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72cc5e" style:font-size-asian="9.5pt" style:font-size-complex="9.5pt"/>
    </style:style>
    <style:style style:name="P50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6de20" style:font-size-asian="9.5pt" style:font-size-complex="9.5pt"/>
    </style:style>
    <style:style style:name="P5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86350" style:font-size-asian="9.5pt" style:font-size-complex="9.5pt"/>
    </style:style>
    <style:style style:name="P52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94ad69" style:font-size-asian="9.5pt" style:font-size-complex="9.5pt"/>
    </style:style>
    <style:style style:name="P53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56eabd" style:font-size-asian="9.5pt" style:font-size-complex="9.5pt"/>
    </style:style>
    <style:style style:name="P54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e149fa" style:font-size-asian="9.5pt" style:font-size-complex="9.5pt"/>
    </style:style>
    <style:style style:name="P55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fo:language="en" fo:country="US" fo:font-weight="normal" officeooo:rsid="00b6de20" officeooo:paragraph-rsid="00c2d59e" fo:background-color="transparent" style:font-size-asian="9.5pt" style:font-weight-asian="normal" style:font-size-complex="9.5pt" style:font-weight-complex="normal"/>
    </style:style>
    <style:style style:name="P5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fo:language="en" fo:country="US" officeooo:paragraph-rsid="00d13b9a" fo:background-color="transparent" style:font-size-asian="9.5pt" style:font-size-complex="9.5pt"/>
    </style:style>
    <style:style style:name="P5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fo:language="en" fo:country="US" officeooo:paragraph-rsid="0094ad69" fo:background-color="transparent" style:font-size-asian="9.5pt" style:font-size-complex="9.5pt"/>
    </style:style>
    <style:style style:name="P5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5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fo:font-size="9.5pt" fo:letter-spacing="normal" fo:language="en" fo:country="US" fo:font-style="normal" style:text-underline-style="none" fo:font-weight="normal" officeooo:paragraph-rsid="0056eabd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60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fo:background-color="transparent" style:font-size-asian="14.6000003814697pt" style:font-weight-asian="bold" style:font-size-complex="14.6000003814697pt" style:font-weight-complex="bold"/>
    </style:style>
    <style:style style:name="P61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officeooo:paragraph-rsid="00346ac2" fo:background-color="transparent" style:font-size-asian="14.6000003814697pt" style:font-weight-asian="bold" style:font-size-complex="14.6000003814697pt" style:font-weight-complex="bold"/>
    </style:style>
    <style:style style:name="P62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officeooo:paragraph-rsid="008f2a62" fo:background-color="transparent" style:font-size-asian="14.6000003814697pt" style:font-weight-asian="bold" style:font-size-complex="14.6000003814697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fo:font-size="13pt" officeooo:paragraph-rsid="00524ae4" style:font-size-asian="13pt" style:font-size-complex="13pt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fo:font-size="11.8999996185303pt" style:font-size-asian="11.8999996185303pt" style:font-size-complex="11.8999996185303pt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fo:font-size="11.1999998092651pt" officeooo:paragraph-rsid="00c72cfc" style:font-size-asian="11.1999998092651pt" style:font-size-complex="11.1999998092651pt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fo:font-size="10.5pt" officeooo:rsid="00cf7846" officeooo:paragraph-rsid="00cf7846" style:font-size-asian="10.5pt" style:font-size-complex="10.5pt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fo:font-size="10.5pt" officeooo:rsid="00c72cfc" officeooo:paragraph-rsid="00c72cfc" style:font-size-asian="10.5pt" style:font-size-complex="10.5pt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fo:font-size="11.1000003814697pt" officeooo:paragraph-rsid="00c72cfc" style:font-size-asian="11.1000003814697pt" style:font-size-complex="11.1000003814697pt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fo:font-size="12pt" style:font-size-asian="12pt" style:font-size-complex="12pt"/>
    </style:style>
    <style:style style:name="P70" style:family="paragraph" style:parent-style-name="Standard">
      <style:paragraph-properties fo:orphans="0" fo:widows="0"/>
      <style:text-properties fo:color="#000000" loext:opacity="100%" fo:font-size="9.5pt" style:font-size-asian="9.5pt" style:font-size-complex="9.5pt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officeooo:rsid="00c1c699" officeooo:paragraph-rsid="00c1c699" style:letter-kerning="false" style:font-name-asian="Arial Unicode MS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 style:text-scale="100%" style:font-relief="none" text:display="tru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c2939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italic" style:text-underline-style="none" fo:font-weight="normal" style:letter-kerning="true" fo:background-color="transparent" loext:char-shading-value="0" style:font-name-asian="Arial Unicode MS" style:language-asian="zh" style:country-asian="CN" style:font-style-asian="italic" style:font-weight-asian="normal" style:font-name-complex="Arial Unicode MS" style:language-complex="hi" style:country-complex="IN" style:font-style-complex="italic" style:font-weight-complex="normal" style:text-scale="100%" style:font-relief="none" text:display="true"/>
    </style:style>
    <style:style style:name="T3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style:text-blinking="false" fo:background-color="transparent" loext:char-shading-value="0" style:font-style-asian="normal" style:font-weight-asian="bold" style:font-weight-complex="bold"/>
    </style:style>
    <style:style style:name="T4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9a540c" style:text-blinking="false" fo:background-color="transparent" loext:char-shading-value="0" style:font-style-asian="normal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b0cfe9" style:text-blinking="false" fo:background-color="transparent" loext:char-shading-value="0" style:font-style-asian="normal" style:font-weight-asian="bold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24ae4" style:letter-kerning="false" fo:background-color="transparent" loext:char-shading-value="0" style:font-name-asian="Arial Unicode MS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scale="100%" style:font-relief="none" text:display="tru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d13b9a" style:letter-kerning="false" fo:background-color="transparent" loext:char-shading-value="0" style:font-name-asian="Arial Unicode MS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scale="100%" style:font-relief="none" text:display="true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7ea47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72cc5e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371783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d13b9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4986b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1ba8d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2c0ab1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c1c699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21aaec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0cef3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79a16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b6de2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fb708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80a566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c6ddb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e149f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6de2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8635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842b68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6c6ddb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51ba8d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21aaec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1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2c0ab1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60cef3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4986b0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9999980926514pt" fo:letter-spacing="normal" fo:language="en" fo:country="US" fo:font-style="normal" style:text-underline-style="none" fo:font-weight="normal" officeooo:rsid="00c1c699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normal" style:font-name-complex="Arial Unicode MS" style:font-size-complex="9.69999980926514pt" style:language-complex="hi" style:country-complex="IN" style:font-style-complex="normal" style:font-weight-complex="normal" style:text-scale="100%" style:font-relief="none" text:display="true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6c6ddb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79a164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6fb708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80a566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39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b6de20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40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normal" style:font-name-complex="Arial Unicode MS" style:font-size-complex="9.60000038146973pt" style:language-complex="hi" style:country-complex="IN" style:font-style-complex="normal" style:font-weight-complex="normal" style:text-scale="100%" style:font-relief="none" text:display="true"/>
    </style:style>
    <style:style style:name="T41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bold" officeooo:rsid="006c6ddb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bold" style:font-name-complex="Arial Unicode MS" style:font-size-complex="9.60000038146973pt" style:language-complex="hi" style:country-complex="IN" style:font-style-complex="normal" style:font-weight-complex="bold" style:text-scale="100%" style:font-relief="none" text:display="true"/>
    </style:style>
    <style:style style:name="T42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bold" officeooo:rsid="00842b68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bold" style:font-name-complex="Arial Unicode MS" style:font-size-complex="9.60000038146973pt" style:language-complex="hi" style:country-complex="IN" style:font-style-complex="normal" style:font-weight-complex="bold" style:text-scale="100%" style:font-relief="none" text:display="true"/>
    </style:style>
    <style:style style:name="T43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9.60000038146973pt" fo:letter-spacing="normal" fo:language="en" fo:country="US" fo:font-style="normal" style:text-underline-style="none" fo:font-weight="bold" officeooo:rsid="00b86350" style:letter-kerning="true" fo:background-color="transparent" loext:char-shading-value="0" style:font-name-asian="Arial Unicode MS" style:font-size-asian="9.60000038146973pt" style:language-asian="zh" style:country-asian="CN" style:font-style-asian="normal" style:font-weight-asian="bold" style:font-name-complex="Arial Unicode MS" style:font-size-complex="9.60000038146973pt" style:language-complex="hi" style:country-complex="IN" style:font-style-complex="normal" style:font-weight-complex="bold" style:text-scale="100%" style:font-relief="none" text:display="true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80a566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46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e149f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47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48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49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7bb34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9f95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51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e149fa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52" style:family="text">
      <style:text-properties fo:font-variant="normal" fo:text-transform="none" style:text-outline="false" style:text-line-through-style="none" style:text-line-through-type="none" style:text-position="0% 100%" fo:font-size="9.69999980926514pt" fo:letter-spacing="normal" fo:language="en" fo:country="US" fo:font-style="normal" style:text-underline-style="none" fo:font-weight="bold" style:letter-kerning="true" fo:background-color="transparent" loext:char-shading-value="0" style:font-name-asian="Arial Unicode MS" style:font-size-asian="9.69999980926514pt" style:language-asian="zh" style:country-asian="CN" style:font-style-asian="normal" style:font-weight-asian="bold" style:font-name-complex="Arial Unicode MS" style:font-size-complex="9.69999980926514pt" style:language-complex="hi" style:country-complex="IN" style:font-style-complex="normal" style:font-weight-complex="bold" style:text-scale="100%" style:font-relief="none" text:display="true"/>
    </style:style>
    <style:style style:name="T53" style:family="text">
      <style:text-properties fo:language="en" fo:country="US" fo:background-color="transparent" loext:char-shading-value="0"/>
    </style:style>
    <style:style style:name="T54" style:family="text">
      <style:text-properties fo:language="en" fo:country="US" officeooo:rsid="001e0bfc" fo:background-color="transparent" loext:char-shading-value="0"/>
    </style:style>
    <style:style style:name="T55" style:family="text">
      <style:text-properties fo:language="en" fo:country="US" officeooo:rsid="001ec7a4" fo:background-color="transparent" loext:char-shading-value="0"/>
    </style:style>
    <style:style style:name="T56" style:family="text">
      <style:text-properties fo:language="en" fo:country="US" officeooo:rsid="001e3a67" fo:background-color="transparent" loext:char-shading-value="0"/>
    </style:style>
    <style:style style:name="T57" style:family="text">
      <style:text-properties fo:language="en" fo:country="US" officeooo:rsid="0069bc08" fo:background-color="transparent" loext:char-shading-value="0"/>
    </style:style>
    <style:style style:name="T58" style:family="text">
      <style:text-properties fo:language="en" fo:country="US" officeooo:rsid="006ba161" fo:background-color="transparent" loext:char-shading-value="0"/>
    </style:style>
    <style:style style:name="T59" style:family="text">
      <style:text-properties fo:language="en" fo:country="US" officeooo:rsid="008139ee" fo:background-color="transparent" loext:char-shading-value="0"/>
    </style:style>
    <style:style style:name="T60" style:family="text">
      <style:text-properties fo:language="en" fo:country="US" officeooo:rsid="008e24e8" fo:background-color="transparent" loext:char-shading-value="0"/>
    </style:style>
    <style:style style:name="T61" style:family="text">
      <style:text-properties fo:language="en" fo:country="US" officeooo:rsid="0094ad69" fo:background-color="transparent" loext:char-shading-value="0"/>
    </style:style>
    <style:style style:name="T62" style:family="text">
      <style:text-properties fo:language="en" fo:country="US" officeooo:rsid="00b4e20c" fo:background-color="transparent" loext:char-shading-value="0"/>
    </style:style>
    <style:style style:name="T63" style:family="text">
      <style:text-properties fo:language="en" fo:country="US" officeooo:rsid="00ba416e" fo:background-color="transparent" loext:char-shading-value="0"/>
    </style:style>
    <style:style style:name="T64" style:family="text">
      <style:text-properties fo:language="en" fo:country="US" officeooo:rsid="00d13b9a" fo:background-color="transparent" loext:char-shading-value="0"/>
    </style:style>
    <style:style style:name="T65" style:family="text">
      <style:text-properties fo:language="en" fo:country="US" officeooo:rsid="002c0ab1" fo:background-color="transparent" loext:char-shading-value="0"/>
    </style:style>
    <style:style style:name="T66" style:family="text">
      <style:text-properties fo:language="en" fo:country="US" officeooo:rsid="00c1c699" fo:background-color="transparent" loext:char-shading-value="0"/>
    </style:style>
    <style:style style:name="T67" style:family="text">
      <style:text-properties fo:language="en" fo:country="US" officeooo:rsid="002eaff0" fo:background-color="transparent" loext:char-shading-value="0"/>
    </style:style>
    <style:style style:name="T68" style:family="text">
      <style:text-properties fo:language="en" fo:country="US" officeooo:rsid="0021aaec" fo:background-color="transparent" loext:char-shading-value="0"/>
    </style:style>
    <style:style style:name="T69" style:family="text">
      <style:text-properties fo:language="en" fo:country="US" officeooo:rsid="0051ba8d" fo:background-color="transparent" loext:char-shading-value="0"/>
    </style:style>
    <style:style style:name="T70" style:family="text">
      <style:text-properties fo:language="en" fo:country="US" officeooo:rsid="00775179" fo:background-color="transparent" loext:char-shading-value="0"/>
    </style:style>
    <style:style style:name="T71" style:family="text">
      <style:text-properties fo:language="en" fo:country="US" officeooo:rsid="00782d3c" fo:background-color="transparent" loext:char-shading-value="0"/>
    </style:style>
    <style:style style:name="T72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73" style:family="text">
      <style:text-properties fo:language="en" fo:country="US" fo:font-weight="bold" officeooo:rsid="001e0bfc" fo:background-color="transparent" loext:char-shading-value="0" style:font-weight-asian="bold" style:font-weight-complex="bold"/>
    </style:style>
    <style:style style:name="T74" style:family="text">
      <style:text-properties fo:language="en" fo:country="US" fo:font-weight="bold" officeooo:rsid="0072cc5e" fo:background-color="transparent" loext:char-shading-value="0" style:font-weight-asian="bold" style:font-weight-complex="bold"/>
    </style:style>
    <style:style style:name="T75" style:family="text">
      <style:text-properties fo:language="en" fo:country="US" fo:font-weight="bold" officeooo:rsid="00949dac" fo:background-color="transparent" loext:char-shading-value="0" style:font-weight-asian="bold" style:font-weight-complex="bold"/>
    </style:style>
    <style:style style:name="T76" style:family="text">
      <style:text-properties fo:language="en" fo:country="US" fo:font-weight="bold" officeooo:rsid="0098401d" fo:background-color="transparent" loext:char-shading-value="0" style:font-weight-asian="bold" style:font-weight-complex="bold"/>
    </style:style>
    <style:style style:name="T77" style:family="text">
      <style:text-properties fo:language="en" fo:country="US" fo:font-weight="bold" officeooo:rsid="009a540c" fo:background-color="transparent" loext:char-shading-value="0" style:font-weight-asian="bold" style:font-weight-complex="bold"/>
    </style:style>
    <style:style style:name="T78" style:family="text">
      <style:text-properties fo:language="en" fo:country="US" fo:font-weight="bold" officeooo:rsid="009d5820" fo:background-color="transparent" loext:char-shading-value="0" style:font-weight-asian="bold" style:font-weight-complex="bold"/>
    </style:style>
    <style:style style:name="T79" style:family="text">
      <style:text-properties fo:language="en" fo:country="US" fo:font-weight="bold" officeooo:rsid="009e12a2" fo:background-color="transparent" loext:char-shading-value="0" style:font-weight-asian="bold" style:font-weight-complex="bold"/>
    </style:style>
    <style:style style:name="T80" style:family="text">
      <style:text-properties fo:language="en" fo:country="US" fo:font-weight="bold" officeooo:rsid="00a9c7fa" fo:background-color="transparent" loext:char-shading-value="0" style:font-weight-asian="bold" style:font-weight-complex="bold"/>
    </style:style>
    <style:style style:name="T81" style:family="text">
      <style:text-properties fo:language="en" fo:country="US" fo:font-weight="bold" officeooo:rsid="00ac8494" fo:background-color="transparent" loext:char-shading-value="0" style:font-weight-asian="bold" style:font-weight-complex="bold"/>
    </style:style>
    <style:style style:name="T82" style:family="text">
      <style:text-properties fo:language="en" fo:country="US" fo:font-weight="bold" officeooo:rsid="00b0cfe9" fo:background-color="transparent" loext:char-shading-value="0" style:font-weight-asian="bold" style:font-weight-complex="bold"/>
    </style:style>
    <style:style style:name="T83" style:family="text">
      <style:text-properties fo:language="en" fo:country="US" fo:font-weight="bold" officeooo:rsid="00b9f955" fo:background-color="transparent" loext:char-shading-value="0" style:font-weight-asian="bold" style:font-weight-complex="bold"/>
    </style:style>
    <style:style style:name="T84" style:family="text">
      <style:text-properties fo:language="en" fo:country="US" fo:font-weight="bold" officeooo:rsid="00c29395" fo:background-color="transparent" loext:char-shading-value="0" style:font-weight-asian="bold" style:font-weight-complex="bold"/>
    </style:style>
    <style:style style:name="T85" style:family="text">
      <style:text-properties fo:language="en" fo:country="US" fo:font-weight="bold" officeooo:rsid="007cf03f" fo:background-color="transparent" loext:char-shading-value="0" style:font-weight-asian="bold" style:font-weight-complex="bold"/>
    </style:style>
    <style:style style:name="T86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language="en" fo:country="US" fo:font-style="italic" fo:font-weight="normal" officeooo:rsid="002d3b41" fo:background-color="transparent" loext:char-shading-value="0" style:font-style-asian="italic" style:font-weight-asian="normal" style:font-style-complex="italic" style:font-weight-complex="normal"/>
    </style:style>
    <style:style style:name="T88" style:family="text">
      <style:text-properties fo:language="en" fo:country="US" fo:font-style="italic" fo:background-color="transparent" loext:char-shading-value="0" style:font-style-asian="italic" style:font-style-complex="italic"/>
    </style:style>
    <style:style style:name="T89" style:family="text">
      <style:text-properties fo:language="en" fo:country="US" fo:font-style="normal" style:text-underline-style="none" fo:background-color="transparent" loext:char-shading-value="0" style:font-style-asian="normal" style:font-style-complex="normal"/>
    </style:style>
    <style:style style:name="T90" style:family="text">
      <style:text-properties fo:language="en" fo:country="US" fo:font-style="normal" style:text-underline-style="none" officeooo:rsid="00a05239" fo:background-color="transparent" loext:char-shading-value="0" style:font-style-asian="normal" style:font-style-complex="normal"/>
    </style:style>
    <style:style style:name="T91" style:family="text">
      <style:text-properties fo:language="en" fo:country="US" fo:font-style="normal" style:text-underline-style="none" officeooo:rsid="009ee3f0" fo:background-color="transparent" loext:char-shading-value="0" style:font-style-asian="normal" style:font-style-complex="normal"/>
    </style:style>
    <style:style style:name="T92" style:family="text">
      <style:text-properties fo:language="en" fo:country="US" fo:font-style="normal" style:text-underline-style="none" officeooo:rsid="0090ff8e" fo:background-color="transparent" loext:char-shading-value="0" style:font-style-asian="normal" style:font-style-complex="normal"/>
    </style:style>
    <style:style style:name="T93" style:family="text">
      <style:text-properties fo:language="en" fo:country="US" fo:font-style="normal" style:text-underline-style="none" officeooo:rsid="00a49d75" fo:background-color="transparent" loext:char-shading-value="0" style:font-style-asian="normal" style:font-style-complex="normal"/>
    </style:style>
    <style:style style:name="T94" style:family="text">
      <style:text-properties fo:language="en" fo:country="US" fo:font-style="normal" style:text-underline-style="none" officeooo:rsid="0095b832" fo:background-color="transparent" loext:char-shading-value="0" style:font-style-asian="normal" style:font-style-complex="normal"/>
    </style:style>
    <style:style style:name="T95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96" style:family="text">
      <style:text-properties fo:language="en" fo:country="US" fo:font-style="normal" style:text-underline-style="none" fo:font-weight="bold" officeooo:rsid="00b0cfe9" fo:background-color="transparent" loext:char-shading-value="0" style:font-style-asian="normal" style:font-weight-asian="bold" style:font-style-complex="normal" style:font-weight-complex="bold"/>
    </style:style>
    <style:style style:name="T97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98" style:family="text">
      <style:text-properties fo:language="en" fo:country="US" fo:font-weight="normal" officeooo:rsid="009d5820" fo:background-color="transparent" loext:char-shading-value="0" style:font-weight-asian="normal" style:font-weight-complex="normal"/>
    </style:style>
    <style:style style:name="T99" style:family="text">
      <style:text-properties fo:language="en" fo:country="US" fo:font-weight="normal" officeooo:rsid="008e24e8" fo:background-color="transparent" loext:char-shading-value="0" style:font-weight-asian="normal" style:font-weight-complex="normal"/>
    </style:style>
    <style:style style:name="T100" style:family="text">
      <style:text-properties fo:language="en" fo:country="US" fo:font-weight="normal" officeooo:rsid="0086095a" fo:background-color="transparent" loext:char-shading-value="0" style:font-weight-asian="normal" style:font-weight-complex="normal"/>
    </style:style>
    <style:style style:name="T101" style:family="text">
      <style:text-properties fo:language="en" fo:country="US" fo:font-weight="normal" officeooo:rsid="00842b68" fo:background-color="transparent" loext:char-shading-value="0" style:font-weight-asian="normal" style:font-weight-complex="normal"/>
    </style:style>
    <style:style style:name="T102" style:family="text">
      <style:text-properties fo:language="en" fo:country="US" fo:font-weight="normal" officeooo:rsid="00772ef8" fo:background-color="transparent" loext:char-shading-value="0" style:font-weight-asian="normal" style:font-weight-complex="normal"/>
    </style:style>
    <style:style style:name="T103" style:family="text">
      <style:text-properties fo:language="en" fo:country="US" fo:font-weight="normal" officeooo:rsid="007534c7" fo:background-color="transparent" loext:char-shading-value="0" style:font-weight-asian="normal" style:font-weight-complex="normal"/>
    </style:style>
    <style:style style:name="T104" style:family="text">
      <style:text-properties fo:language="en" fo:country="US" fo:font-weight="normal" officeooo:rsid="0086b89b" fo:background-color="transparent" loext:char-shading-value="0" style:font-weight-asian="normal" style:font-weight-complex="normal"/>
    </style:style>
    <style:style style:name="T105" style:family="text">
      <style:text-properties style:text-outline="false" fo:language="en" fo:country="US" style:text-underline-style="none" fo:background-color="transparent" loext:char-shading-value="0"/>
    </style:style>
    <style:style style:name="T106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107" style:family="text">
      <style:text-properties style:text-outline="false" fo:language="en" fo:country="US" style:text-underline-style="none" fo:font-weight="bold" officeooo:rsid="00a82bfb" fo:background-color="transparent" loext:char-shading-value="0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4e99c7" style:font-weight-asian="bold" style:font-weight-complex="bold"/>
    </style:style>
    <style:style style:name="T110" style:family="text">
      <style:text-properties fo:font-weight="bold" officeooo:rsid="00726c92" style:font-weight-asian="bold" style:font-weight-complex="bold"/>
    </style:style>
    <style:style style:name="T111" style:family="text">
      <style:text-properties fo:font-weight="bold" officeooo:rsid="00c29395" style:font-weight-asian="bold" style:font-weight-complex="bold"/>
    </style:style>
    <style:style style:name="T112" style:family="text">
      <style:text-properties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13" style:family="text">
      <style:text-properties style:text-line-through-style="none" style:text-line-through-type="none" fo:language="en" fo:country="US" style:text-underline-style="none" fo:font-weight="bold" style:text-blinking="false" fo:background-color="transparent" loext:char-shading-value="0" style:font-weight-asian="bold" style:font-weight-complex="bold"/>
    </style:style>
    <style:style style:name="T114" style:family="text">
      <style:text-properties style:text-line-through-style="none" style:text-line-through-type="none" fo:language="en" fo:country="US" style:text-underline-style="none" fo:font-weight="bold" officeooo:rsid="009a5551" style:text-blinking="false" fo:background-color="transparent" loext:char-shading-value="0" style:font-weight-asian="bold" style:font-weight-complex="bold"/>
    </style:style>
    <style:style style:name="T115" style:family="text">
      <style:text-properties style:text-line-through-style="none" style:text-line-through-type="none" fo:language="en" fo:country="US" style:text-underline-style="none" fo:font-weight="bold" officeooo:rsid="009e12a2" style:text-blinking="false" fo:background-color="transparent" loext:char-shading-value="0" style:font-weight-asian="bold" style:font-weight-complex="bold"/>
    </style:style>
    <style:style style:name="T116" style:family="text">
      <style:text-properties style:text-line-through-style="none" style:text-line-through-type="none" fo:language="en" fo:country="US" style:text-underline-style="none" style:text-blinking="false" fo:background-color="transparent" loext:char-shading-value="0"/>
    </style:style>
    <style:style style:name="T117" style:family="text">
      <style:text-properties fo:font-style="italic" fo:font-weight="normal" officeooo:rsid="002d3b41" style:font-style-asian="italic" style:font-weight-asian="normal" style:font-style-complex="italic" style:font-weight-complex="normal"/>
    </style:style>
    <style:style style:name="T118" style:family="text">
      <style:text-properties officeooo:rsid="004e99c7"/>
    </style:style>
    <style:style style:name="T119" style:family="text">
      <style:text-properties officeooo:rsid="00590f8f"/>
    </style:style>
    <style:style style:name="T120" style:family="text">
      <style:text-properties style:text-position="super 58%" officeooo:rsid="0076c5a0"/>
    </style:style>
    <style:style style:name="T121" style:family="text">
      <style:text-properties style:text-position="super 58%" officeooo:rsid="005a83a6"/>
    </style:style>
    <style:style style:name="T122" style:family="text">
      <style:text-properties style:text-position="0% 100%" officeooo:rsid="005a83a6"/>
    </style:style>
    <style:style style:name="T123" style:family="text">
      <style:text-properties fo:font-size="9.69999980926514pt" fo:language="en" fo:country="US" fo:background-color="transparent" loext:char-shading-value="0" style:font-size-asian="9.69999980926514pt" style:font-size-complex="9.69999980926514pt"/>
    </style:style>
    <style:style style:name="T124" style:family="text">
      <style:text-properties fo:font-size="9.69999980926514pt" fo:language="en" fo:country="US" officeooo:rsid="00775179" fo:background-color="transparent" loext:char-shading-value="0" style:font-size-asian="9.69999980926514pt" style:font-size-complex="9.69999980926514pt"/>
    </style:style>
    <style:style style:name="T125" style:family="text">
      <style:text-properties fo:font-size="9.69999980926514pt" fo:language="en" fo:country="US" officeooo:rsid="00782d3c" fo:background-color="transparent" loext:char-shading-value="0" style:font-size-asian="9.69999980926514pt" style:font-size-complex="9.69999980926514pt"/>
    </style:style>
    <style:style style:name="T126" style:family="text">
      <style:text-properties fo:font-size="9.69999980926514pt" fo:language="en" fo:country="US" officeooo:rsid="002c0ab1" fo:background-color="transparent" loext:char-shading-value="0" style:font-size-asian="9.69999980926514pt" style:font-size-complex="9.69999980926514pt"/>
    </style:style>
    <style:style style:name="T127" style:family="text">
      <style:text-properties fo:font-size="9.69999980926514pt" fo:language="en" fo:country="US" officeooo:rsid="002eaff0" fo:background-color="transparent" loext:char-shading-value="0" style:font-size-asian="9.69999980926514pt" style:font-size-complex="9.69999980926514pt"/>
    </style:style>
    <style:style style:name="T128" style:family="text">
      <style:text-properties fo:font-size="9.69999980926514pt" fo:language="en" fo:country="US" officeooo:rsid="0021aaec" fo:background-color="transparent" loext:char-shading-value="0" style:font-size-asian="9.69999980926514pt" style:font-size-complex="9.69999980926514pt"/>
    </style:style>
    <style:style style:name="T129" style:family="text">
      <style:text-properties fo:font-size="9.69999980926514pt" fo:language="en" fo:country="US" officeooo:rsid="0051ba8d" fo:background-color="transparent" loext:char-shading-value="0" style:font-size-asian="9.69999980926514pt" style:font-size-complex="9.69999980926514pt"/>
    </style:style>
    <style:style style:name="T130" style:family="text">
      <style:text-properties fo:font-size="9.69999980926514pt" fo:language="en" fo:country="US" officeooo:rsid="00c1c699" fo:background-color="transparent" loext:char-shading-value="0" style:font-size-asian="9.69999980926514pt" style:font-size-complex="9.69999980926514pt"/>
    </style:style>
    <style:style style:name="T131" style:family="text">
      <style:text-properties fo:font-size="9.69999980926514pt" fo:language="en" fo:country="US" fo:font-weight="bold" fo:background-color="transparent" loext:char-shading-value="0" style:font-size-asian="9.69999980926514pt" style:font-weight-asian="bold" style:font-size-complex="9.69999980926514pt" style:font-weight-complex="bold"/>
    </style:style>
    <style:style style:name="T132" style:family="text">
      <style:text-properties fo:font-size="9.69999980926514pt" fo:language="en" fo:country="US" fo:font-weight="bold" officeooo:rsid="007cf03f" fo:background-color="transparent" loext:char-shading-value="0" style:font-size-asian="9.69999980926514pt" style:font-weight-asian="bold" style:font-size-complex="9.69999980926514pt" style:font-weight-complex="bold"/>
    </style:style>
    <style:style style:name="T133" style:family="text">
      <style:text-properties fo:font-weight="normal" officeooo:rsid="005e432a" style:font-weight-asian="normal" style:font-weight-complex="normal"/>
    </style:style>
    <style:style style:name="T134" style:family="text">
      <style:text-properties fo:font-weight="normal" officeooo:rsid="005d64df" style:font-weight-asian="normal" style:font-weight-complex="normal"/>
    </style:style>
    <style:style style:name="T135" style:family="text">
      <style:text-properties officeooo:rsid="00a9f019"/>
    </style:style>
    <style:style style:name="T136" style:family="text">
      <style:text-properties officeooo:rsid="00a82bfb"/>
    </style:style>
    <style:style style:name="T137" style:family="text">
      <style:text-properties officeooo:rsid="00a9c7fa"/>
    </style:style>
    <style:style style:name="T138" style:family="text">
      <style:text-properties officeooo:rsid="00b0cfe9"/>
    </style:style>
    <style:style style:name="T139" style:family="text">
      <style:text-properties officeooo:rsid="005a83a6"/>
    </style:style>
    <style:style style:name="T140" style:family="text">
      <style:text-properties officeooo:rsid="0076c5a0"/>
    </style:style>
    <style:style style:name="T141" style:family="text">
      <style:text-properties officeooo:rsid="005c284a"/>
    </style:style>
    <style:style style:name="T142" style:family="text">
      <style:text-properties officeooo:rsid="00c29395"/>
    </style:style>
    <style:style style:name="T143" style:family="text">
      <style:text-properties officeooo:rsid="00c72cfc"/>
    </style:style>
    <style:style style:name="T144" style:family="text">
      <style:text-properties officeooo:rsid="00cb7919"/>
    </style:style>
    <style:style style:name="T145" style:family="text">
      <style:text-properties officeooo:rsid="00d2da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row table:style-name="Table1.1">
          <table:table-cell table:style-name="Table1.A1" table:number-columns-spanned="7" office:value-type="string">
            <text:p text:style-name="P9">9-day <text:span text:style-name="T145">(</text:span>1<text:span text:style-name="T14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Su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Tu</text:p>
          </table:table-cell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5">Th</text:p>
          </table:table-cell>
          <table:table-cell table:style-name="Table1.A2" office:value-type="string">
            <text:p text:style-name="P5">F</text:p>
          </table:table-cell>
          <table:table-cell table:style-name="Table1.G2" office:value-type="string">
            <text:p text:style-name="P5">Sa</text:p>
          </table:table-cell>
        </table:table-row>
        <table:table-row table:style-name="Table1.3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<text:span text:style-name="T84">29</text:span><text:span text:style-name="T72"> <text:s/></text:span><text:span text:style-name="T87">Travel</text:span></text:p>
          </table:table-cell>
          <table:table-cell table:style-name="Table1.A2" office:value-type="string">
            <text:p text:style-name="P6"><text:span text:style-name="T84">30</text:span><text:span text:style-name="T53"> </text:span><text:span text:style-name="T2">Buffer</text:span></text:p>
          </table:table-cell>
          <table:table-cell table:style-name="Table1.A2" office:value-type="string">
            <text:p text:style-name="P6"><text:span text:style-name="T84">1</text:span><text:span text:style-name="T72"> </text:span><text:span text:style-name="T53"><text:s/></text:span><text:span text:style-name="T88">Retreat</text:span></text:p>
          </table:table-cell>
          <table:table-cell table:style-name="Table1.A2" office:value-type="string">
            <text:p text:style-name="P6"><text:span text:style-name="T1">2</text:span><text:span text:style-name="T72"> <text:s/></text:span><text:span text:style-name="T88">Retreat</text:span></text:p>
          </table:table-cell>
          <table:table-cell table:style-name="Table1.A2" office:value-type="string">
            <text:p text:style-name="P6"><text:span text:style-name="T84">3</text:span><text:span text:style-name="T72"> <text:s/></text:span><text:span text:style-name="T88">Retreat</text:span></text:p>
          </table:table-cell>
          <table:table-cell table:style-name="Table1.G2" office:value-type="string">
            <text:p text:style-name="P6"><text:span text:style-name="T84">4</text:span><text:span text:style-name="T72"> <text:s/></text:span><text:span text:style-name="T88">Retreat</text:span></text:p>
          </table:table-cell>
        </table:table-row>
        <table:table-row table:style-name="Table1.4">
          <table:table-cell table:style-name="Table1.A2" office:value-type="string">
            <text:p text:style-name="P60"><text:span text:style-name="T142">9</text:span>-day</text:p>
            <text:p text:style-name="P61">hygienic</text:p>
            <text:p text:style-name="P62">darkroom</text:p>
            <text:p text:style-name="P62">retreat</text:p>
            <text:p text:style-name="P63">example</text:p>
            <text:p text:style-name="P71">schedule</text:p>
            <text:p text:style-name="P64"/>
            <text:p text:style-name="P65"><text:span text:style-name="T143">+</text:span>2 buffer days</text:p>
            <text:p text:style-name="P66">at retreat center</text:p>
            <text:p text:style-name="P67">=11-day retreat</text:p>
            <text:p text:style-name="P68"/>
            <text:p text:style-name="P68"><text:span text:style-name="T143">+</text:span><text:span text:style-name="T142">2 </text:span><text:span text:style-name="T56">travel days</text:span></text:p>
            <text:p text:style-name="P67"><text:span text:style-name="T56">=</text:span><text:span text:style-name="T53">13-day trip</text:span></text:p>
            <text:p text:style-name="P69"/>
            <text:p text:style-name="P69"><text:span text:style-name="T72">24hr</text:span><text:span text:style-name="T53"> </text:span><text:span text:style-name="T6">clock</text:span></text:p>
            <text:p text:style-name="P69"><text:span text:style-name="T6"/></text:p>
          </table:table-cell>
          <table:table-cell table:style-name="Table1.A2" office:value-type="string">
            <text:p text:style-name="P16"/>
            <text:p text:style-name="P23"><text:span text:style-name="T73">Arrive</text:span><text:span text:style-name="T54"> </text:span><text:span text:style-name="T55">in area</text:span></text:p>
            <text:p text:style-name="P38"/>
            <text:p text:style-name="P24"><text:span text:style-name="T108">Check into</text:span> hotel</text:p>
            <text:p text:style-name="P24"/>
            <text:p text:style-name="P25"><text:span text:style-name="T12">- </text:span><text:span text:style-name="T13">If driving</text:span></text:p>
            <text:p text:style-name="P25"><text:span text:style-name="T14">2+ h</text:span><text:span text:style-name="T15">ou</text:span><text:span text:style-name="T13">rs</text:span><text:span text:style-name="T16"> </text:span><text:span text:style-name="T17">or</text:span></text:p>
            <text:p text:style-name="P25"><text:span text:style-name="T13">flying, </text:span><text:span text:style-name="T65">b</text:span><text:span text:style-name="T53">ook </text:span><text:span text:style-name="T66">a</text:span></text:p>
            <text:p text:style-name="P25"><text:span text:style-name="T66">nearby </text:span><text:span text:style-name="T53">hotel</text:span><text:span text:style-name="T67"> </text:span><text:span text:style-name="T68">for </text:span></text:p>
            <text:p text:style-name="P25"><text:span text:style-name="T69">the</text:span><text:span text:style-name="T139"> </text:span><text:span text:style-name="T144">29</text:span><text:span text:style-name="T120">th</text:span><text:span text:style-name="T140"> </text:span><text:span text:style-name="T141">&amp;</text:span><text:span text:style-name="T139"> 1</text:span><text:span text:style-name="T144">0</text:span><text:span text:style-name="T121">th</text:span><text:span text:style-name="T122">.</text:span><text:span text:style-name="T10"> </text:span></text:p>
            <text:p text:style-name="P40"/>
          </table:table-cell>
          <table:table-cell table:style-name="Table1.A2" office:value-type="string">
            <text:p text:style-name="P26"><text:span text:style-name="T72">1</text:span><text:span text:style-name="T75">3</text:span><text:span text:style-name="T72"> <text:s/>Arrive</text:span><text:span text:style-name="T53"> at darkroom.</text:span><text:span text:style-name="T70"> </text:span><text:span text:style-name="T71">Rest, u</text:span><text:span text:style-name="T53">npack, snack</text:span></text:p>
            <text:p text:style-name="P27"><text:span text:style-name="T74">15 <text:s/></text:span><text:span text:style-name="T72">Orientation:</text:span></text:p>
            <text:p text:style-name="P28"><text:span text:style-name="T53">tour </text:span><text:span text:style-name="T9">center</text:span><text:span text:style-name="T53">,</text:span></text:p>
            <text:p text:style-name="P17">discuss retreat: room, food,</text:p>
            <text:p text:style-name="P18">communication, attitude, </text:p>
            <text:p text:style-name="P18">attention</text:p>
            <text:p text:style-name="P47"><text:span text:style-name="T72">17</text:span><text:span text:style-name="T53"> <text:s/></text:span><text:span text:style-name="T72">D</text:span><text:span text:style-name="T75">inner</text:span></text:p>
            <text:p text:style-name="P48"><text:span text:style-name="T61">W</text:span><text:span text:style-name="T60">ith eyes closed, </text:span><text:span text:style-name="T61">practice:</text:span><text:span text:style-name="T60"> </text:span><text:span text:style-name="T99">eating, </text:span><text:span text:style-name="T100">mo</text:span><text:span text:style-name="T101">v</text:span><text:span text:style-name="T99">ing</text:span><text:span text:style-name="T101">,</text:span><text:span text:style-name="T102"> </text:span><text:span text:style-name="T100">us</text:span><text:span text:style-name="T99">ing</text:span><text:span text:style-name="T103"> </text:span><text:span text:style-name="T100">bathroom, </text:span></text:p>
            <text:p text:style-name="P48"><text:span text:style-name="T102">fin</text:span><text:span text:style-name="T101">d</text:span><text:span text:style-name="T99">ing</text:span><text:span text:style-name="T101"> </text:span><text:span text:style-name="T104">things, exercis</text:span><text:span text:style-name="T99">ing</text:span><text:span text:style-name="T101">.</text:span></text:p>
            <text:p text:style-name="P49"><text:span text:style-name="T83">20</text:span><text:span text:style-name="T82">-22</text:span><text:span text:style-name="T72"> <text:s/></text:span><text:span text:style-name="T78">Darken </text:span><text:span text:style-name="T98">room, retire</text:span></text:p>
          </table:table-cell>
          <table:table-cell table:style-name="Table1.A2" office:value-type="string">
            <text:p text:style-name="P28"><text:span text:style-name="T72">0</text:span><text:span text:style-name="T80">9-</text:span><text:span text:style-name="T82">11 </text:span><text:span text:style-name="T72"><text:s/>Breakfast</text:span></text:p>
            <text:p text:style-name="P29">Relax, walk, </text:p>
            <text:p text:style-name="P29">sunbathe, etc.</text:p>
            <text:p text:style-name="P30"><text:span text:style-name="T72">1</text:span><text:span text:style-name="T85">5</text:span><text:span text:style-name="T72"> <text:s/></text:span><text:span text:style-name="T48">Q&amp;A</text:span></text:p>
            <text:p text:style-name="P55">Darken room</text:p>
            <text:p text:style-name="P50"><text:span text:style-name="T72">17</text:span><text:span text:style-name="T53"> <text:s/></text:span><text:span text:style-name="T25">Dinner</text:span><text:span text:style-name="T18"> </text:span></text:p>
            <text:p text:style-name="P54"><text:span text:style-name="T24">P</text:span><text:span text:style-name="T19">ractice eating </text:span><text:span text:style-name="T20">in </text:span><text:span text:style-name="T18">the </text:span><text:span text:style-name="T20">dark,</text:span><text:span text:style-name="T19"> etc</text:span><text:span text:style-name="T20">.</text:span></text:p>
            <text:p text:style-name="P51"><text:span text:style-name="T26">18 <text:s/></text:span><text:span text:style-name="T27">M</text:span><text:span text:style-name="T28">ake </text:span><text:span text:style-name="T22">final preparations </text:span><text:span text:style-name="T23">(use light)</text:span><text:span text:style-name="T53"> </text:span></text:p>
            <text:p text:style-name="P31"><text:span text:style-name="T50">20-22 <text:s/></text:span><text:span text:style-name="T49">Darken</text:span><text:span text:style-name="T47"> room,</text:span><text:span text:style-name="T49"> </text:span><text:span text:style-name="T46">re</text:span><text:span text:style-name="T45">tire.</text:span></text:p>
            <text:p text:style-name="P32"><text:span text:style-name="T45">R</text:span><text:span text:style-name="T44">etreat begins.</text:span></text:p>
            <text:p text:style-name="P41"/>
            <text:p text:style-name="P31"><text:span text:style-name="T53">13</text:span><text:span text:style-name="T62">0</text:span><text:span text:style-name="T53">-13</text:span><text:span text:style-name="T63">6</text:span><text:span text:style-name="T53"> h</text:span><text:span text:style-name="T57">ou</text:span><text:span text:style-name="T53">rs of </text:span><text:span text:style-name="T105">continuous </text:span></text:p>
            <text:p text:style-name="P11">darkness begin.</text:p>
            <text:p text:style-name="P11"/>
          </table:table-cell>
          <table:table-cell table:style-name="Table1.A2" office:value-type="string">
            <text:p text:style-name="P37">Rest</text:p>
            <text:p text:style-name="P13">1<text:span text:style-name="T136">1</text:span> <text:s/>Breakfast</text:p>
            <text:p text:style-name="P23"><text:span text:style-name="T106">1</text:span><text:span text:style-name="T107">7</text:span><text:span text:style-name="T106"> <text:s/>Dinner</text:span></text:p>
          </table:table-cell>
          <table:table-cell table:style-name="Table1.A2" office:value-type="string">
            <text:p text:style-name="P37">Rest</text:p>
            <text:p text:style-name="P14">11 <text:s/>Breakfast</text:p>
            <text:p text:style-name="P14">17 <text:s/>Dinner</text:p>
          </table:table-cell>
          <table:table-cell table:style-name="Table1.G2" office:value-type="string">
            <text:p text:style-name="P37">Rest</text:p>
            <text:p text:style-name="P14">11 <text:s/>Breakfast</text:p>
            <text:p text:style-name="P14">17 <text:s/>Dinner</text:p>
          </table:table-cell>
        </table:table-row>
        <text:soft-page-break/>
        <table:table-row table:style-name="Table1.5">
          <table:table-cell table:style-name="Table1.G2" table:number-columns-spanned="7" office:value-type="string">
            <text:p text:style-name="P4">9-day <text:span text:style-name="T145">(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3"><text:span text:style-name="T84">5</text:span><text:span text:style-name="T53"> <text:s/></text:span><text:span text:style-name="T88">Retreat</text:span></text:p>
          </table:table-cell>
          <table:table-cell table:style-name="Table1.A2" office:value-type="string">
            <text:p text:style-name="P3"><text:span text:style-name="T84">6</text:span><text:span text:style-name="T53"> <text:s/></text:span><text:span text:style-name="T88">Retreat</text:span></text:p>
          </table:table-cell>
          <table:table-cell table:style-name="Table1.A2" office:value-type="string">
            <text:p text:style-name="P3"><text:span text:style-name="T84">7</text:span><text:span text:style-name="T72"> <text:s/></text:span><text:span text:style-name="T86">Retreat</text:span></text:p>
          </table:table-cell>
          <table:table-cell table:style-name="Table1.A2" office:value-type="string">
            <text:p text:style-name="P1"><text:span text:style-name="T84">8</text:span><text:span text:style-name="T72"> <text:s/></text:span><text:span text:style-name="T86">Retreat</text:span></text:p>
          </table:table-cell>
          <table:table-cell table:style-name="Table1.A2" office:value-type="string">
            <text:p text:style-name="P1"><text:span text:style-name="T84">9</text:span><text:span text:style-name="T72"> <text:s/></text:span><text:span text:style-name="T86">Retreat</text:span></text:p>
          </table:table-cell>
          <table:table-cell table:style-name="Table1.A2" office:value-type="string">
            <text:p text:style-name="P1"><text:span text:style-name="T110">1</text:span><text:span text:style-name="T111">0</text:span><text:span text:style-name="T110"> <text:s/></text:span><text:span text:style-name="T86">Buffer</text:span></text:p>
          </table:table-cell>
          <table:table-cell table:style-name="Table1.G2" office:value-type="string">
            <text:p text:style-name="P2"><text:span text:style-name="T119">1</text:span><text:span text:style-name="T142">1</text:span> <text:s/><text:span text:style-name="T117">Travel</text:span></text:p>
          </table:table-cell>
        </table:table-row>
        <table:table-row table:style-name="Table1.7">
          <table:table-cell table:style-name="Table1.A2" office:value-type="string">
            <text:p text:style-name="P12">Rest</text:p>
            <text:p text:style-name="P12">11 <text:s/>Breakfast</text:p>
            <text:p text:style-name="P58">17 <text:s/>Dinner</text:p>
          </table:table-cell>
          <table:table-cell table:style-name="Table1.A2" office:value-type="string">
            <text:p text:style-name="P15">Rest</text:p>
            <text:p text:style-name="P15">11 <text:s/>Breakfast</text:p>
            <text:p text:style-name="P15">17 <text:s/>Dinner</text:p>
          </table:table-cell>
          <table:table-cell table:style-name="Table1.A2" office:value-type="string">
            <text:p text:style-name="P46"><text:span text:style-name="T76">08-</text:span><text:span text:style-name="T79">12</text:span><text:span text:style-name="T72"> <text:s/>Lighten</text:span><text:span text:style-name="T53"> room slowly, over </text:span><text:span text:style-name="T58">15</text:span><text:span text:style-name="T53"> minutes. </text:span><text:span text:style-name="T11">T</text:span><text:span text:style-name="T53">ransition day </text:span><text:span text:style-name="T64">1</text:span><text:span text:style-name="T53"> begins.</text:span></text:p>
            <text:p text:style-name="P58"><text:span text:style-name="T137">09-</text:span><text:span text:style-name="T138">11</text:span><text:span text:style-name="T137"> <text:s/></text:span>Breakfast</text:p>
            <text:p text:style-name="P53"><text:span text:style-name="T44">Rest</text:span><text:span text:style-name="T53"> </text:span></text:p>
            <text:p text:style-name="P57">Maintain </text:p>
            <text:p text:style-name="P57">solitude, silence, menu. </text:p>
            <text:p text:style-name="P57">Go outside, walk, sunbathe. Nap. </text:p>
            <text:p text:style-name="P52"><text:span text:style-name="T53">Write about your </text:span><text:span text:style-name="T44">retreat</text:span><text:span text:style-name="T53">.</text:span></text:p>
            <text:p text:style-name="P58">17 <text:s/>Dinner</text:p>
            <text:p text:style-name="P46"><text:span text:style-name="T72">18-</text:span><text:span text:style-name="T82">20</text:span><text:span text:style-name="T72"> <text:s/>Darken</text:span><text:span text:style-name="T53"> room, retire</text:span></text:p>
          </table:table-cell>
          <table:table-cell table:style-name="Table1.A2" office:value-type="string">
            <text:p text:style-name="P70"><text:span text:style-name="T76">08</text:span><text:span text:style-name="T79">-12</text:span><text:span text:style-name="T72"> <text:s/>Lighten</text:span><text:span text:style-name="T53"> room slowly. </text:span><text:span text:style-name="T7">T</text:span><text:span text:style-name="T53">ransition day </text:span><text:span text:style-name="T64">2</text:span><text:span text:style-name="T53"> begins.</text:span></text:p>
            <text:p text:style-name="P58">09-<text:span text:style-name="T138">11</text:span> <text:s/>Breakfast</text:p>
            <text:p text:style-name="P59">Rest</text:p>
            <text:p text:style-name="P56">Maintain </text:p>
            <text:p text:style-name="P56">solitude, silence, menu.</text:p>
            <text:p text:style-name="P57">Go outside, walk, sunbathe. Nap.</text:p>
            <text:p text:style-name="P52"><text:span text:style-name="T53">Write about your </text:span><text:span text:style-name="T44">retreat</text:span><text:span text:style-name="T53">.</text:span></text:p>
            <text:p text:style-name="P58">17 <text:s/>Dinner</text:p>
            <text:p text:style-name="P46"><text:span text:style-name="T72">18-</text:span><text:span text:style-name="T82">20</text:span><text:span text:style-name="T72"> <text:s/>Darken</text:span><text:span text:style-name="T53"> room, retire</text:span></text:p>
          </table:table-cell>
          <table:table-cell table:style-name="Table1.A2" office:value-type="string">
            <text:p text:style-name="P34"><text:span text:style-name="T72">08-</text:span><text:span text:style-name="T82">10</text:span><text:span text:style-name="T72"> <text:s/>Lighten</text:span><text:span text:style-name="T53"> </text:span><text:span text:style-name="T59">r</text:span><text:span text:style-name="T53">oom slowly. </text:span></text:p>
            <text:p text:style-name="P34"><text:span text:style-name="T8">Retreat </text:span><text:span text:style-name="T53">ends. Buffer begins.</text:span></text:p>
            <text:p text:style-name="P58">09-<text:span text:style-name="T138">11</text:span> <text:s/>Breakfast</text:p>
            <text:p text:style-name="P46"><text:span text:style-name="T97">Relax</text:span><text:span text:style-name="T53">, use kitchen, talk. Read, write. </text:span><text:span text:style-name="T44">Check messages.</text:span></text:p>
            <text:p text:style-name="P46"><text:span text:style-name="T72">1</text:span><text:span text:style-name="T77">7</text:span><text:span text:style-name="T72"> <text:s/>Dinner</text:span><text:span text:style-name="T53"> <text:s/></text:span></text:p>
            <text:p text:style-name="P33"><text:span text:style-name="T95">20-</text:span><text:span text:style-name="T96">22</text:span><text:span text:style-name="T95"> <text:s/>Darken</text:span><text:span text:style-name="T89"> room, retire.</text:span></text:p>
            <text:p text:style-name="P19"/>
            <text:p text:style-name="P43">12 hours </text:p>
            <text:p text:style-name="P45"><text:span text:style-name="T133">c</text:span><text:span text:style-name="T134">ontinuous </text:span></text:p>
            <text:p text:style-name="P44">darkness,</text:p>
            <text:p text:style-name="P44">or <text:span text:style-name="T135">with</text:span></text:p>
            <text:p text:style-name="P39"><text:span text:style-name="T90">4-hour</text:span><text:span text:style-name="T93"> </text:span><text:span text:style-name="T90">lit </text:span><text:span text:style-name="T94">watch</text:span><text:span text:style-name="T91"> </text:span><text:span text:style-name="T92">between </text:span><text:span text:style-name="T91">2 sleeps</text:span></text:p>
            <text:p text:style-name="P20"/>
            <text:p text:style-name="P20"/>
          </table:table-cell>
          <table:table-cell table:style-name="Table1.A2" office:value-type="string">
            <text:p text:style-name="P35"><text:span text:style-name="T72">0</text:span><text:span text:style-name="T81">9-</text:span><text:span text:style-name="T82">11</text:span><text:span text:style-name="T72"> <text:s/>Breakfast</text:span></text:p>
            <text:p text:style-name="P23">Pack, relax, walk. </text:p>
            <text:p text:style-name="P28"><text:span text:style-name="T113">12</text:span><text:span text:style-name="T114">-</text:span><text:span text:style-name="T115">16</text:span><text:span text:style-name="T112"> </text:span><text:span text:style-name="T113"><text:s/>Depart</text:span><text:span text:style-name="T116"> for hotel or home</text:span></text:p>
            <text:p text:style-name="P42">17 <text:s/>Dinner</text:p>
            <text:p text:style-name="P36"><text:span text:style-name="T4">2</text:span><text:span text:style-name="T3">0-</text:span><text:span text:style-name="T5">22</text:span><text:span text:style-name="T3"> <text:s/>Retire</text:span></text:p>
          </table:table-cell>
          <table:table-cell table:style-name="Table1.G2" office:value-type="string">
            <text:p text:style-name="P21"><text:span text:style-name="T109">Check out</text:span><text:span text:style-name="T118"> of hotel</text:span></text:p>
            <text:p text:style-name="P22"><text:span text:style-name="T108">Depart</text:span> area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9.60000038146973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9.60000038146973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9.60000038146973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4in" style:num-format="1" style:print-orientation="landscape" fo:margin-top="0in" fo:margin-bottom="0in" fo:margin-left="0in" fo:margin-right="0in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07T13:19:50.017535764</dc:date>
    <meta:editing-cycles>92</meta:editing-cycles>
    <meta:editing-duration>PT21H21M25S</meta:editing-duration>
    <meta:generator>LibreOffice/7.0.4.2$Linux_X86_64 LibreOffice_project/00$Build-2</meta:generator>
    <meta:document-statistic meta:table-count="1" meta:image-count="0" meta:object-count="0" meta:page-count="2" meta:paragraph-count="114" meta:word-count="296" meta:character-count="1773" meta:non-whitespace-character-count="1525"/>
    <meta:user-defined meta:name="AppVersion">15.0000</meta:user-defined>
  </office:meta>
</office:document-meta>
</file>